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officeooo:paragraph-rsid="000fafbd" style:font-weight-asian="bold" style:font-weight-complex="bold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officeooo:rsid="000ade28" officeooo:paragraph-rsid="000ade2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officeooo:rsid="000ade28" officeooo:paragraph-rsid="000fafbd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0b1682" officeooo:paragraph-rsid="000ade28" style:font-weight-asian="bold" style:font-weight-complex="bold"/>
    </style:style>
    <style:style style:name="P5" style:family="paragraph" style:parent-style-name="Standard">
      <style:text-properties fo:language="fr" fo:country="FR" officeooo:rsid="000ade28" officeooo:paragraph-rsid="000ade28"/>
    </style:style>
    <style:style style:name="P6" style:family="paragraph" style:parent-style-name="Standard">
      <style:text-properties fo:language="fr" fo:country="FR" officeooo:rsid="000ade28" officeooo:paragraph-rsid="000db3b5"/>
    </style:style>
    <style:style style:name="P7" style:family="paragraph" style:parent-style-name="Standard">
      <style:text-properties fo:language="fr" fo:country="FR" fo:font-style="normal" officeooo:paragraph-rsid="000db3b5" style:font-style-asian="normal" style:font-style-complex="normal"/>
    </style:style>
    <style:style style:name="P8" style:family="paragraph" style:parent-style-name="Standard">
      <style:text-properties fo:language="fr" fo:country="FR" fo:font-style="italic" officeooo:rsid="000db3b5" officeooo:paragraph-rsid="000db3b5" style:font-style-asian="italic" style:font-style-complex="italic"/>
    </style:style>
    <style:style style:name="P9" style:family="paragraph" style:parent-style-name="Standard">
      <style:text-properties fo:language="fr" fo:country="FR" officeooo:rsid="000db3b5" officeooo:paragraph-rsid="000db3b5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fo:font-weight="bold" officeooo:rsid="000ade28" officeooo:paragraph-rsid="000ade28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language="fr" fo:country="FR" officeooo:rsid="000ade28" officeooo:paragraph-rsid="000ade28"/>
    </style:style>
    <style:style style:name="P12" style:family="paragraph" style:parent-style-name="Standard" style:list-style-name="L1">
      <style:text-properties fo:language="fr" fo:country="FR" officeooo:paragraph-rsid="000ade28"/>
    </style:style>
    <style:style style:name="P13" style:family="paragraph" style:parent-style-name="Standard" style:list-style-name="L1">
      <style:text-properties fo:language="fr" fo:country="FR" officeooo:paragraph-rsid="000be1b3"/>
    </style:style>
    <style:style style:name="P14" style:family="paragraph" style:parent-style-name="Standard" style:list-style-name="L1">
      <style:text-properties fo:language="fr" fo:country="FR" officeooo:paragraph-rsid="000db3b5"/>
    </style:style>
    <style:style style:name="P15" style:family="paragraph" style:parent-style-name="Standard" style:list-style-name="L1">
      <style:paragraph-properties fo:text-align="start" style:justify-single-word="false"/>
      <style:text-properties fo:language="fr" fo:country="FR" officeooo:paragraph-rsid="000ade28"/>
    </style:style>
    <style:style style:name="P16" style:family="paragraph" style:parent-style-name="Standard">
      <style:text-properties officeooo:paragraph-rsid="0013d4db"/>
    </style:style>
    <style:style style:name="T1" style:family="text">
      <style:text-properties officeooo:rsid="000ade28"/>
    </style:style>
    <style:style style:name="T2" style:family="text">
      <style:text-properties officeooo:rsid="000be1b3"/>
    </style:style>
    <style:style style:name="T3" style:family="text">
      <style:text-properties officeooo:rsid="000db3b5"/>
    </style:style>
    <style:style style:name="T4" style:family="text">
      <style:text-properties fo:font-style="italic" officeooo:rsid="000db3b5" style:font-style-asian="italic" style:font-style-complex="italic"/>
    </style:style>
    <style:style style:name="T5" style:family="text">
      <style:text-properties officeooo:rsid="000fafbd"/>
    </style:style>
    <style:style style:name="T6" style:family="text">
      <style:text-properties officeooo:rsid="000fee64"/>
    </style:style>
    <style:style style:name="T7" style:family="text">
      <style:text-properties officeooo:rsid="0011b3e9"/>
    </style:style>
    <style:style style:name="T8" style:family="text">
      <style:text-properties officeooo:rsid="0012801d"/>
    </style:style>
    <style:style style:name="T9" style:family="text">
      <style:text-properties officeooo:rsid="0013d4db"/>
    </style:style>
    <style:style style:name="T10" style:family="text">
      <style:text-properties fo:language="fr" fo:country="FR" officeooo:rsid="000db3b5"/>
    </style:style>
    <style:style style:name="T11" style:family="text">
      <style:text-properties fo:language="fr" fo:country="FR" officeooo:rsid="0013d4db"/>
    </style:style>
    <style:style style:name="T12" style:family="text">
      <style:text-properties fo:language="fr" fo:country="FR" officeooo:rsid="000ade28"/>
    </style:style>
    <style:style style:name="T13" style:family="text">
      <style:text-properties fo:language="fr" fo:country="FR" fo:font-style="italic" officeooo:rsid="000db3b5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TADATOR</text:p>
      <text:p text:style-name="P2"/>
      <text:p text:style-name="P1"><text:a xlink:type="simple" xlink:href="https://github.com/Guts/Metadator"><text:span text:style-name="T5">https://github.com/Guts/Metadator</text:span></text:a></text:p>
      <text:p text:style-name="P3"/>
      <text:p text:style-name="P2">Version script :</text:p>
      <text:p text:style-name="P2"/>
      <text:p text:style-name="P5">Utilisation plus souple mais nécessite des prérequis :</text:p>
      <text:list xml:id="list34502943" text:style-name="L1">
        <text:list-item>
          <text:p text:style-name="P11">Windows XP SP3 ou plus</text:p>
        </text:list-item>
        <text:list-item>
          <text:p text:style-name="P11">Microsoft Word 2003 ou plus</text:p>
        </text:list-item>
        <text:list-item>
          <text:p text:style-name="P12"><text:span text:style-name="T1">Python 2.7.x : </text:span><text:a xlink:type="simple" xlink:href="http://www.python.org/download/releases/2.7"><text:span text:style-name="T1">http://www.python.org/download/releases/2.7</text:span></text:a></text:p>
        </text:list-item>
        <text:list-item>
          <text:p text:style-name="P15"><text:span text:style-name="T1">Modules python installables depuis </text:span><text:a xlink:type="simple" xlink:href="http://pypi.python.org/pypi"><text:span text:style-name="T1">PyPi </text:span></text:a><text:span text:style-name="T1">ou </text:span><text:a xlink:type="simple" xlink:href="http://www.lfd.uci.edu/~gohlke/pythonlibs"><text:span text:style-name="T1">http://www.lfd.uci.edu/~gohlke/pythonlibs</text:span></text:a><text:span text:style-name="T1">:</text:span></text:p>
          <text:list>
            <text:list-item>
              <text:p text:style-name="P13"><text:span text:style-name="T1">GDAL/OGR : </text:span><text:a xlink:type="simple" xlink:href="http://www.gdal.org/ogr"><text:span text:style-name="T2">http://www.gdal.org/ogr</text:span></text:a></text:p>
            </text:list-item>
            <text:list-item>
              <text:p text:style-name="P13"><text:span text:style-name="T1">Pmw : </text:span><text:a xlink:type="simple" xlink:href="http://pmw.sourceforge.net/doc/starting.html"><text:span text:style-name="T2">http://pmw.sourceforge.net/doc/starting.html</text:span></text:a></text:p>
            </text:list-item>
            <text:list-item>
              <text:p text:style-name="P13"><text:span text:style-name="T1">Pywin32 : </text:span><text:a xlink:type="simple" xlink:href="http://sourceforge.net/projects/pywin32/"><text:span text:style-name="T2">http://sourceforge.net/projects/pywin32/</text:span></text:a></text:p>
            </text:list-item>
            <text:list-item>
              <text:p text:style-name="P13"><text:span text:style-name="T1">Dateutil : </text:span><text:a xlink:type="simple" xlink:href="http://pypi.python.org/pypi/python-dateutil/"><text:span text:style-name="T2">http://pypi.python.org/pypi/python-dateutil/</text:span></text:a></text:p>
            </text:list-item>
            <text:list-item>
              <text:p text:style-name="P14"><text:span text:style-name="T1">xlwt : </text:span><text:a xlink:type="simple" xlink:href="https://github.com/python-excel/xlwt"><text:span text:style-name="T3">https://github.com/python-excel/xlwt</text:span></text:a></text:p>
            </text:list-item>
            <text:list-item>
              <text:p text:style-name="P14"><text:span text:style-name="T1">numpy : </text:span><text:a xlink:type="simple" xlink:href="http://numpy.scipy.org/"><text:span text:style-name="T3">http://numpy.scipy.org/</text:span></text:a></text:p>
            </text:list-item>
          </text:list>
        </text:list-item>
      </text:list>
      <text:p text:style-name="P6"/>
      <text:p text:style-name="P16"><text:span text:style-name="T10">Il est fortement recommandé d'installer les différents modules via des setup exécutables via </text:span><text:span text:style-name="T11">le site de </text:span><text:span text:style-name="T9">Christoph Gohlke </text:span><text:span text:style-name="T11">(</text:span><text:a xlink:type="simple" xlink:href="http://www.lfd.uci.edu/~gohlke/pythonlibs"><text:span text:style-name="T12">http://www.lfd.uci.edu/~gohlke/pythonlibs</text:span></text:a><text:span text:style-name="T11">)</text:span><text:span text:style-name="T12"> </text:span><text:span text:style-name="T10">et notamment le package </text:span><text:span text:style-name="T13">Base.</text:span></text:p>
      <text:p text:style-name="P8"/>
      <text:p text:style-name="P7"><text:span text:style-name="T6">Une fois l'archive décompressée, lancer Metadator.</text:span><text:span text:style-name="T8">py</text:span><text:span text:style-name="T7">,</text:span></text:p>
      <text:p text:style-name="P6"/>
      <text:p text:style-name="P4">Version exécutable :</text:p>
      <text:p text:style-name="P4"/>
      <text:p text:style-name="P9">Utilisation plus facile mais plus rigide ne nécessitant que Windows et Microsoft Word. Une fois l'archive décompressée, lancer Metadator.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6:12:47.20</meta:creation-date>
    <dc:date>2012-10-19T14:35:55.35</dc:date>
    <meta:editing-duration>PT4M23S</meta:editing-duration>
    <meta:editing-cycles>10</meta:editing-cycles>
    <meta:generator>LibreOffice/3.6$Windows_x86 LibreOffice_project/932b512-69e3009-7a10e5c-fc86223-a55908</meta:generator>
    <meta:document-statistic meta:table-count="0" meta:image-count="0" meta:object-count="0" meta:page-count="1" meta:paragraph-count="18" meta:word-count="95" meta:character-count="984" meta:non-whitespace-character-count="572"/>
  </office:meta>
</office:document-meta>
</file>